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646cm" fo:min-width="1.792cm" fo:padding-top="0.142cm" fo:padding-bottom="0.142cm" fo:padding-left="0.127cm" fo:padding-right="0.1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3" style:family="graphic" style:parent-style-name="objectwithoutfill">
      <style:graphic-properties draw:marker-end="Arrowheads_20_26" draw:marker-end-width="0.3cm" draw:fill="solid"/>
    </style:style>
    <style:style style:name="gr14" style:family="graphic" style:parent-style-name="objectwithoutfill">
      <style:graphic-properties draw:marker-end="Arrowheads_20_27" draw:marker-end-width="0.3cm" draw:fill="solid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21" style:family="graphic" style:parent-style-name="objectwithoutfill">
      <style:graphic-properties draw:marker-end="Arrowheads_20_28" draw:marker-end-width="0.3cm" draw:fill="solid"/>
    </style:style>
    <style:style style:name="gr22" style:family="graphic" style:parent-style-name="objectwithoutfill">
      <style:graphic-properties draw:marker-end="Arrowheads_20_31" draw:marker-end-width="0.3cm" draw:fill="solid"/>
      <style:paragraph-properties style:writing-mode="lr-tb"/>
    </style:style>
    <style:style style:name="gr23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4" style:family="graphic" style:parent-style-name="objectwithoutfill">
      <style:graphic-properties draw:marker-end="Arrowheads_20_33" draw:marker-end-width="0.3cm" draw:fill="solid"/>
    </style:style>
    <style:style style:name="gr25" style:family="graphic" style:parent-style-name="standard">
      <style:graphic-properties draw:textarea-horizontal-align="justify" draw:textarea-vertical-align="middle" draw:auto-grow-height="false" fo:min-height="1.486cm" fo:min-width="3.708cm"/>
      <style:paragraph-properties style:writing-mode="lr-tb"/>
    </style:style>
    <style:style style:name="gr26" style:family="graphic" style:parent-style-name="objectwithoutfill">
      <style:graphic-properties draw:marker-end="Arrowheads_20_34" draw:marker-end-width="0.3cm" draw:fill="solid"/>
      <style:paragraph-properties style:writing-mode="lr-tb"/>
    </style:style>
    <style:style style:name="gr27" style:family="graphic" style:parent-style-name="objectwithoutfill">
      <style:graphic-properties draw:marker-end="Arrowheads_20_35" draw:marker-end-width="0.3cm" draw:fill="solid"/>
    </style:style>
    <style:style style:name="gr28" style:family="graphic" style:parent-style-name="objectwithoutfill">
      <style:graphic-properties draw:marker-end="Arrowheads_20_37" draw:marker-end-width="0.3cm" draw:fill="solid"/>
    </style:style>
    <style:style style:name="gr2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32" style:family="graphic" style:parent-style-name="objectwithoutfill">
      <style:graphic-properties draw:marker-end="Arrowheads_20_10" draw:marker-end-width="0.3cm" draw:fill="solid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34" style:family="graphic" style:parent-style-name="objectwithoutfill">
      <style:graphic-properties draw:marker-end="Arrowheads_20_12" draw:marker-end-width="0.3cm" draw:fill="solid"/>
    </style:style>
    <style:style style:name="gr35" style:family="graphic" style:parent-style-name="objectwithoutfill">
      <style:graphic-properties draw:marker-end="Arrowheads_20_13" draw:marker-end-width="0.3cm" draw:fill="solid"/>
    </style:style>
    <style:style style:name="gr36" style:family="graphic" style:parent-style-name="objectwithoutfill">
      <style:graphic-properties draw:marker-end="Arrowheads_20_14" draw:marker-end-width="0.3cm" draw:fill="solid"/>
    </style:style>
    <style:style style:name="gr37" style:family="graphic" style:parent-style-name="objectwithoutfill">
      <style:graphic-properties draw:marker-end="Arrowheads_20_15" draw:marker-end-width="0.3cm" draw:fill="solid"/>
    </style:style>
    <style:style style:name="gr38" style:family="graphic" style:parent-style-name="objectwithoutfill">
      <style:graphic-properties draw:marker-end="Arrowheads_20_29" draw:marker-end-width="0.3cm" draw:fill="solid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xml:id="id1" draw:id="id1" draw:layer="layout" svg:width="2.54cm" svg:height="1.27cm" svg:x="1.587cm" svg:y="1.27cm">
          <text:p text:style-name="P1"><text:span text:style-name="T1">sort_ent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175cm" svg:height="1.905cm" svg:x="1.27cm" svg:y="3.81cm">
          <text:p text:style-name="P1">If size &lt;= 3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3" draw:layer="layout" svg:x1="2.857cm" svg:y1="2.54cm" svg:x2="2.858cm" svg:y2="3.81cm" draw:start-shape="id1" draw:start-glue-point="6" draw:end-shape="id2" draw:end-glue-point="4" svg:d="M2857 2540v631h1v639" svg:viewBox="0 0 2 1271">
          <text:p/>
        </draw:connector>
        <draw:custom-shape draw:style-name="gr4" draw:text-style-name="P1" xml:id="id3" draw:id="id3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4.445cm" svg:y1="4.763cm" svg:x2="6.985cm" svg:y2="4.763cm" draw:start-shape="id2" draw:start-glue-point="7" draw:end-shape="id3" draw:end-glue-point="5" svg:d="M4445 4763h2540" svg:viewBox="0 0 2541 1">
          <text:p text:style-name="P1">Yes</text:p>
        </draw:connector>
        <draw:custom-shape draw:style-name="gr6" draw:text-style-name="P1" xml:id="id4" draw:id="id4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svg:x1="2.858cm" svg:y1="5.715cm" svg:x2="2.858cm" svg:y2="6.985cm" draw:start-shape="id2" draw:start-glue-point="6" draw:end-shape="id4" draw:end-glue-point="4" svg:d="M2858 5715v1270" svg:viewBox="0 0 1 1271">
          <text:p text:style-name="P1">No</text:p>
        </draw:connector>
        <draw:custom-shape draw:style-name="gr8" draw:text-style-name="P1" xml:id="id5" draw:id="id5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4.445cm" svg:y1="8.096cm" svg:x2="6.985cm" svg:y2="8.097cm" draw:start-shape="id4" draw:start-glue-point="7" draw:end-shape="id5" draw:end-glue-point="5" svg:d="M4445 8096h1270v1h1270" svg:viewBox="0 0 2541 2">
          <text:p text:style-name="P1">Yes</text:p>
        </draw:connector>
        <draw:connector draw:style-name="gr10" draw:text-style-name="P4" draw:layer="layout" svg:x1="2.858cm" svg:y1="9.207cm" svg:x2="2.858cm" svg:y2="10.795cm" draw:start-shape="id4" draw:start-glue-point="6" draw:end-shape="id6" draw:end-glue-point="4" svg:d="M2858 9207v1588" svg:viewBox="0 0 1 1589">
          <text:p text:style-name="P1">No</text:p>
        </draw:connector>
        <draw:custom-shape draw:name="sort_ft_five" draw:style-name="gr8" draw:text-style-name="P1" xml:id="id6" draw:id="id6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7" draw:id="id7" draw:layer="layout" svg:width="1.905cm" svg:height="1.587cm" svg:x="1.905cm" svg:y="13.018cm">
          <text:p text:style-name="P1"><text:a xlink:href="#sort_rough" xlink:type="simple">sort_rough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1" xml:id="id8" draw:id="id8" draw:layer="layout" svg:width="1.905cm" svg:height="1.588cm" svg:x="1.905cm" svg:y="15.557cm">
          <text:p text:style-name="P1"><text:a xlink:href="#sort_fine" xlink:type="simple">sort_fine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3" draw:text-style-name="P4" draw:layer="layout" svg:x1="2.858cm" svg:y1="11.748cm" svg:x2="2.858cm" svg:y2="13.018cm" draw:start-shape="id6" draw:start-glue-point="6" draw:end-shape="id7" draw:end-glue-point="4" svg:d="M2858 11748v1270" svg:viewBox="0 0 1 1271">
          <text:p/>
        </draw:connector>
        <draw:connector draw:style-name="gr14" draw:text-style-name="P4" draw:layer="layout" svg:x1="2.858cm" svg:y1="14.605cm" svg:x2="2.858cm" svg:y2="15.557cm" draw:start-shape="id7" draw:start-glue-point="6" draw:end-shape="id8" draw:end-glue-point="4" svg:d="M2858 14605v952" svg:viewBox="0 0 1 953">
          <text:p text:style-name="P1"/>
        </draw:connector>
        <draw:frame draw:style-name="gr15" draw:text-style-name="P5" draw:layer="layout" svg:width="7.938cm" svg:height="7.938cm" svg:x="12.382cm" svg:y="0.317cm">
          <draw:text-box>
            <text:p>StackA StackB</text:p>
            <text:p/>
            <text:p>At least 100 pb</text:p>
            <text:p>At least 100 pa</text:p>
            <text:p>Depending on number of chunks, need to iterate over entire stack A at least X times. Number = 4 means 75, 50, 25, 0 ra</text:p>
            <text:p/>
            <text:p>So far that’s 350</text:p>
            <text:p/>
            <text:p>That leaves about 250 to rb or rrb </text:p>
          </draw:text-box>
        </draw:frame>
      </draw:page>
      <draw:page draw:name="page2" draw:style-name="dp1" draw:master-page-name="Default">
        <draw:frame draw:style-name="gr16" draw:text-style-name="P5" draw:layer="layout" svg:width="14.922cm" svg:height="2.245cm" svg:x="5.08cm" svg:y="1.247cm">
          <draw:text-box>
            <text:p>Rough Sort will start with a full Stack A and an empty Stack B. We will divide the stack into chunks and loop over the entire Stack A looking for values that are less than our chunk size. When we find one, we push to B. We return When stack A is empty</text:p>
            <text:p/>
            <text:p>We have 3 variables (Macros) that we can tweak which changes some behavior:</text:p>
            <text:p/>
            <text:p>BIG_CHUNK_COUNT (BCC)<text:tab/>When the initial size of Stack A is greater than or equal to 200 we will divide our Stack A into this number of chunks.</text:p>
            <text:p>SMALL_CHUNK_COUNT (SCC)<text:tab/>When the initial size of Stack A is less 200 we will divide our Stack A into this number of chunks.</text:p>
            <text:p>SMALLEST_ALLOWED_CHUNK (SAC)<text:tab/>When Stack A is less than this size we will not divide into chunks.</text:p>
            <text:p/>
          </draw:text-box>
        </draw:frame>
        <draw:custom-shape draw:style-name="gr17" draw:text-style-name="P1" xml:id="id9" draw:id="id9" draw:layer="layout" svg:width="3.81cm" svg:height="2.54cm" svg:x="1.587cm" svg:y="4.127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0" draw:id="id10" draw:layer="layout" svg:width="4.762cm" svg:height="1.27cm" svg:x="7.62cm" svg:y="4.762cm">
          <text:p text:style-name="P1">Push Everything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svg:x1="5.397cm" svg:y1="5.397cm" svg:x2="7.62cm" svg:y2="5.397cm" draw:start-shape="id9" draw:start-glue-point="7" draw:end-shape="id10" draw:end-glue-point="5" svg:d="M5397 5397h2223" svg:viewBox="0 0 2224 1">
          <text:p text:style-name="P1">No</text:p>
        </draw:connector>
        <draw:custom-shape draw:style-name="gr4" draw:text-style-name="P1" xml:id="id14" draw:id="id14" draw:layer="layout" svg:width="4.445cm" svg:height="1.27cm" svg:x="1.27cm" svg:y="7.937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3" draw:id="id13" draw:layer="layout" svg:width="4.445cm" svg:height="1.27cm" svg:x="6.985cm" svg:y="11.43cm">
          <text:p text:style-name="P1">Find chunk size by calling get_bottom_quart_size (save info in bottom_quar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0" draw:text-style-name="P1" xml:id="id11" draw:id="id11" draw:layer="layout" svg:width="1.905cm" svg:height="1.27cm" svg:x="2.54cm" svg:y="1.27cm">
          <text:p text:style-name="P1"><text:a xlink:href="#sort_ft_five" xlink:type="simple">sort_rough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4" draw:layer="layout" svg:x1="3.493cm" svg:y1="2.54cm" svg:x2="3.492cm" svg:y2="4.127cm" draw:start-shape="id11" draw:start-glue-point="6" draw:end-shape="id9" draw:end-glue-point="4" svg:d="M3493 2540v794h-1v793" svg:viewBox="0 0 2 1588">
          <text:p/>
        </draw:connector>
        <draw:custom-shape draw:style-name="gr17" draw:text-style-name="P1" xml:id="id12" draw:id="id12" draw:layer="layout" svg:width="3.81cm" svg:height="2.54cm" svg:x="1.587cm" svg:y="10.795cm">
          <text:p text:style-name="P1">Is this the first time this function has been call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4" draw:layer="layout" svg:x1="5.397cm" svg:y1="12.065cm" svg:x2="6.985cm" svg:y2="12.065cm" draw:start-shape="id12" draw:start-glue-point="7" draw:end-shape="id13" draw:end-glue-point="5" svg:d="M5397 12065h1588" svg:viewBox="0 0 1589 1">
          <text:p text:style-name="P1">Yes</text:p>
        </draw:connector>
        <draw:connector draw:style-name="gr23" draw:text-style-name="P4" draw:layer="layout" svg:x1="3.492cm" svg:y1="6.667cm" svg:x2="3.493cm" svg:y2="7.937cm" draw:start-shape="id9" draw:start-glue-point="6" draw:end-shape="id14" draw:end-glue-point="4" svg:d="M3492 6667v636h1v634" svg:viewBox="0 0 2 1271">
          <text:p text:style-name="P1">Yes</text:p>
        </draw:connector>
        <draw:connector draw:style-name="gr24" draw:text-style-name="P4" draw:layer="layout" svg:x1="3.493cm" svg:y1="9.207cm" svg:x2="3.492cm" svg:y2="10.795cm" draw:start-shape="id14" draw:start-glue-point="6" draw:end-shape="id12" draw:end-glue-point="4" svg:d="M3493 9207v795h-1v793" svg:viewBox="0 0 2 1589">
          <text:p/>
        </draw:connector>
        <draw:custom-shape draw:style-name="gr25" draw:text-style-name="P1" xml:id="id15" draw:id="id15" draw:layer="layout" svg:width="3.81cm" svg:height="1.588cm" svg:x="1.587cm" svg:y="14.605cm">
          <text:p text:style-name="P1">Call sort_move_chunk to send all values less than bottom_quart[1]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4" draw:layer="layout" svg:x1="3.492cm" svg:y1="13.335cm" svg:x2="3.492cm" svg:y2="14.605cm" draw:start-shape="id12" draw:start-glue-point="6" draw:end-shape="id15" draw:end-glue-point="4" svg:d="M3492 13335v1270" svg:viewBox="0 0 1 1271">
          <text:p text:style-name="P1">No</text:p>
        </draw:connector>
        <draw:connector draw:style-name="gr27" draw:text-style-name="P4" draw:layer="layout" svg:x1="9.208cm" svg:y1="12.7cm" svg:x2="5.397cm" svg:y2="15.399cm" draw:start-shape="id13" draw:start-glue-point="6" draw:end-shape="id15" draw:end-glue-point="7" svg:d="M9208 12700v2699h-3811" svg:viewBox="0 0 3812 2700">
          <text:p/>
        </draw:connector>
        <draw:connector draw:style-name="gr28" draw:text-style-name="P4" draw:layer="layout" draw:line-skew="-0.426cm" svg:x1="1.587cm" svg:y1="15.399cm" svg:x2="1.587cm" svg:y2="5.397cm" draw:start-shape="id15" draw:start-glue-point="5" draw:end-shape="id9" draw:end-glue-point="5" svg:d="M1587 15399h-952v-10002h952" svg:viewBox="0 0 953 10003">
          <text:p/>
        </draw:connector>
      </draw:page>
      <draw:page draw:name="page3" draw:style-name="dp1" draw:master-page-name="Default">
        <draw:frame draw:style-name="gr29" draw:text-style-name="P5" draw:layer="layout" svg:width="10.16cm" svg:height="1.122cm" svg:x="6.667cm" svg:y="1.27cm">
          <draw:text-box>
            <text:p>This is is fine sort as items are returned from stack b to stack a. Here, the smallest available number will be rotated to the top of stack b and then pushed to stack a resulting in a sorted stack a when stack b is empty.</text:p>
          </draw:text-box>
        </draw:frame>
        <draw:custom-shape draw:style-name="gr30" draw:text-style-name="P1" xml:id="id16" draw:id="id16" draw:layer="layout" svg:width="3.81cm" svg:height="2.54cm" svg:x="1.587cm" svg:y="4.127cm">
          <text:p text:style-name="P1">Is Stack b greater 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1" xml:id="id17" draw:id="id17" draw:layer="layout" svg:width="2.858cm" svg:height="1.27cm" svg:x="7.30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4" draw:layer="layout" svg:x1="5.397cm" svg:y1="5.397cm" svg:x2="7.302cm" svg:y2="5.397cm" draw:start-shape="id16" draw:start-glue-point="7" draw:end-shape="id17" draw:end-glue-point="5" svg:d="M5397 5397h1905" svg:viewBox="0 0 1906 1">
          <text:p text:style-name="P1">No</text:p>
        </draw:connector>
        <draw:custom-shape draw:style-name="gr8" draw:text-style-name="P1" xml:id="id18" draw:id="id18" draw:layer="layout" svg:width="4.445cm" svg:height="0.953cm" svg:x="1.27cm" svg:y="7.937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9" draw:id="id19" draw:layer="layout" svg:width="4.445cm" svg:height="0.953cm" svg:x="1.27cm" svg:y="9.525cm">
          <text:p text:style-name="P1">Call Cost function to find the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0" draw:id="id20" draw:layer="layout" svg:width="4.445cm" svg:height="1.27cm" svg:x="1.27cm" svg:y="11.112cm">
          <text:p text:style-name="P1">Rotate or Reverse Rotate to put biggest value at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1" draw:id="id21" draw:layer="layout" svg:width="4.445cm" svg:height="0.953cm" svg:x="1.27cm" svg:y="13.017cm">
          <text:p text:style-name="P1">Push top of Stack B (biggest value)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4" draw:layer="layout" svg:x1="3.492cm" svg:y1="6.667cm" svg:x2="3.493cm" svg:y2="7.937cm" draw:start-shape="id16" draw:start-glue-point="6" draw:end-shape="id18" draw:end-glue-point="4" svg:d="M3492 6667v635h1v635" svg:viewBox="0 0 2 1271">
          <text:p text:style-name="P1">Yes</text:p>
        </draw:connector>
        <draw:connector draw:style-name="gr34" draw:text-style-name="P4" draw:layer="layout" svg:x1="3.493cm" svg:y1="8.89cm" svg:x2="3.493cm" svg:y2="9.525cm" draw:start-shape="id18" draw:start-glue-point="6" draw:end-shape="id19" draw:end-glue-point="4" svg:d="M3493 8890v635" svg:viewBox="0 0 1 636">
          <text:p/>
        </draw:connector>
        <draw:connector draw:style-name="gr35" draw:text-style-name="P4" draw:layer="layout" svg:x1="3.493cm" svg:y1="10.478cm" svg:x2="3.493cm" svg:y2="11.112cm" draw:start-shape="id19" draw:start-glue-point="6" draw:end-shape="id20" draw:end-glue-point="4" svg:d="M3493 10478v634" svg:viewBox="0 0 1 635">
          <text:p/>
        </draw:connector>
        <draw:connector draw:style-name="gr36" draw:text-style-name="P4" draw:layer="layout" svg:x1="3.493cm" svg:y1="12.382cm" svg:x2="3.493cm" svg:y2="13.017cm" draw:start-shape="id20" draw:start-glue-point="6" draw:end-shape="id21" draw:end-glue-point="4" svg:d="M3493 12382v635" svg:viewBox="0 0 1 636">
          <text:p/>
        </draw:connector>
        <draw:connector draw:style-name="gr37" draw:text-style-name="P4" draw:layer="layout" draw:line-skew="-0.108cm" svg:x1="1.27cm" svg:y1="13.494cm" svg:x2="1.587cm" svg:y2="5.397cm" draw:start-shape="id21" draw:start-glue-point="5" draw:end-shape="id16" draw:end-glue-point="5" svg:d="M1270 13494h-635v-8097h952" svg:viewBox="0 0 953 8098">
          <text:p/>
        </draw:connector>
        <draw:custom-shape draw:name="sort_fine" draw:style-name="gr20" draw:text-style-name="P1" xml:id="id22" draw:id="id22" draw:layer="layout" svg:width="1.905cm" svg:height="1.27cm" svg:x="2.54cm" svg:y="1.27cm">
          <text:p text:style-name="P1"><text:a xlink:href="#sort_ft_five" xlink:type="simple">sort_fine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8" draw:text-style-name="P4" draw:layer="layout" svg:x1="3.493cm" svg:y1="2.54cm" svg:x2="3.492cm" svg:y2="4.127cm" draw:start-shape="id22" draw:start-glue-point="6" draw:end-shape="id16" draw:end-glue-point="4" svg:d="M3493 2540v794h-1v793" svg:viewBox="0 0 2 15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textarea-horizontal-align="center" draw:textarea-vertical-align="top" fo:padding-top="0.127cm" fo:padding-left="0.127cm" fo:padding-right="0.127cm" fo:wrap-option="wrap"/>
      <style:paragraph-properties>
        <style:tab-stops/>
      </style:paragraph-properties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17T19:39:16.932038224</dc:date>
    <meta:editing-duration>PT4H24M45S</meta:editing-duration>
    <meta:editing-cycles>15</meta:editing-cycles>
    <meta:generator>LibreOffice/7.3.7.2$Linux_X86_64 LibreOffice_project/30$Build-2</meta:generator>
    <meta:document-statistic meta:object-count="47"/>
  </office:meta>
</office:document-meta>
</file>